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917in" svg:height="2.489in" svg:x="6.5201in" svg:y="0.0394in">
            <draw:object draw:notify-on-update-of-ranges="Sheet1.E1:Sheet1.E2 Sheet1.F1:Sheet1.F2 Sheet1.G1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9118in" svg:height="4.7055in" svg:x="6.5201in" svg:y="2.5878in">
            <draw:object draw:notify-on-update-of-ranges="Sheet1.E3:Sheet1.E14 Sheet1.F3:Sheet1.F14 Sheet1.G3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9.9287in" svg:height="7.0071in" svg:x="6.6441in" svg:y="7.35in">
            <draw:object draw:notify-on-update-of-ranges="Sheet1.E15:Sheet1.E26 Sheet1.F15:Sheet1.F26 Sheet1.G15:Sheet1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/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/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</table:table-row>
        <table:table-row table:style-name="ro1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/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/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/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/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/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/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/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/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/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</table:table-row>
        <table:table-row table:style-name="ro1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/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/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/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/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/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/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/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/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/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/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/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/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/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/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/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E1:Sheet1.G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37:25</meta:creation-date>
    <dc:date>2014-03-14T13:27:08</dc:date>
    <meta:editing-duration>PT47M20S</meta:editing-duration>
    <meta:editing-cycles>5</meta:editing-cycles>
    <meta:generator>LibreOffice/3.5$Linux_X86_64 LibreOffice_project/350m1$Build-2</meta:generator>
    <meta:document-statistic meta:table-count="3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77cm" svg:height="11.953cm" xlink:href=".." xlink:type="simple" chart:class="chart:bar" chart:style-name="ch1">
        <chart:title svg:x="9.642cm" svg:y="0.512cm" chart:style-name="ch2">
          <text:p>clang -o3: no polly v.s. polly</text:p>
        </chart:title>
        <chart:legend svg:x="21.747cm" svg:y="7.235cm" style:legend-expansion="custom" chartooo:width="3.272cm" chartooo:height="1.455cm" style:legend-expansion-aspect-ratio="2.24879725085911" chart:style-name="ch3"/>
        <chart:plot-area chart:style-name="ch4" table:cell-range-address="Sheet1.E3:Sheet1.G14" chart:data-source-has-labels="column" svg:x="2.581cm" svg:y="2.03cm" svg:width="17.854cm" svg:height="8.7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2cm" svg:y="2.046cm" svg:width="17.233cm" svg:height="7.7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3:Sheet1.E14"/>
          </chart:axis>
          <chart:axis chart:dimension="y" chart:name="primary-y" chart:style-name="ch6">
            <chart:title svg:x="1.518cm" svg:y="7.004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3:Sheet1.F14" chart:class="chart:bar">
            <chart:data-point chart:repeated="12"/>
          </chart:series>
          <chart:series chart:style-name="ch10" chart:values-cell-range-address="Sheet1.G3:Sheet1.G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Sheet1.E3:Sheet1.E14</svg:desc>
                </draw:g>
              </table:table-cell>
              <table:table-cell office:value-type="float" office:value="1.20727">
                <text:p>1.20727</text:p>
                <draw:g>
                  <svg:desc>Sheet1.F3:Sheet1.F14</svg:desc>
                </draw:g>
              </table:table-cell>
              <table:table-cell office:value-type="float" office:value="1.084525">
                <text:p>1.084525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241698">
                <text:p>1.241698</text:p>
              </table:table-cell>
              <table:table-cell office:value-type="float" office:value="1.997713">
                <text:p>1.9977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712113">
                <text:p>1.712113</text:p>
              </table:table-cell>
              <table:table-cell office:value-type="float" office:value="1.668856">
                <text:p>1.6688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2.133524">
                <text:p>2.133524</text:p>
              </table:table-cell>
              <table:table-cell office:value-type="float" office:value="3.371307">
                <text:p>3.37130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334995">
                <text:p>2.334995</text:p>
              </table:table-cell>
              <table:table-cell office:value-type="float" office:value="1.714665">
                <text:p>1.714665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2.434564">
                <text:p>2.434564</text:p>
              </table:table-cell>
              <table:table-cell office:value-type="float" office:value="0.971846">
                <text:p>0.97184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4.306597">
                <text:p>4.306597</text:p>
              </table:table-cell>
              <table:table-cell office:value-type="float" office:value="4.667684">
                <text:p>4.66768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4.739074">
                <text:p>4.739074</text:p>
              </table:table-cell>
              <table:table-cell office:value-type="float" office:value="1.997976">
                <text:p>1.99797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5.912938">
                <text:p>5.912938</text:p>
              </table:table-cell>
              <table:table-cell office:value-type="float" office:value="3.187945">
                <text:p>3.187945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2.288552">
                <text:p>12.288552</text:p>
              </table:table-cell>
              <table:table-cell office:value-type="float" office:value="11.949039">
                <text:p>11.94903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5.047639">
                <text:p>15.047639</text:p>
              </table:table-cell>
              <table:table-cell office:value-type="float" office:value="8.157245">
                <text:p>8.15724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6.810833">
                <text:p>16.810833</text:p>
              </table:table-cell>
              <table:table-cell office:value-type="float" office:value="4.840081">
                <text:p>4.84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6cm" svg:height="6.323cm" xlink:href=".." xlink:type="simple" chart:class="chart:bar" chart:style-name="ch1">
        <chart:title svg:x="3.987cm" svg:y="0.262cm" chart:style-name="ch2">
          <text:p>clang -o3: no polly v.s. polly</text:p>
        </chart:title>
        <chart:legend chart:legend-position="end" svg:x="11.406cm" svg:y="2.613cm" style:legend-expansion="high" chart:style-name="ch3"/>
        <chart:plot-area chart:style-name="ch4" table:cell-range-address="Sheet1.E1:Sheet1.G2" chart:data-source-has-labels="column" svg:x="1.284cm" svg:y="1.293cm" svg:width="9.576cm" svg:height="4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3cm" svg:y="1.293cm" svg:width="8.609cm" svg:height="3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:Sheet1.E2"/>
          </chart:axis>
          <chart:axis chart:dimension="y" chart:name="primary-y" chart:style-name="ch6">
            <chart:title svg:x="0.451cm" svg:y="4.121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:Sheet1.F2" chart:class="chart:bar">
            <chart:data-point chart:repeated="2"/>
          </chart:series>
          <chart:series chart:style-name="ch10" chart:values-cell-range-address="Sheet1.G1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jacobi-1d-imper</text:p>
                <draw:g>
                  <svg:desc>Sheet1.E1:Sheet1.E2</svg:desc>
                </draw:g>
              </table:table-cell>
              <table:table-cell office:value-type="float" office:value="0.044367">
                <text:p>0.044367</text:p>
                <draw:g>
                  <svg:desc>Sheet1.F1:Sheet1.F2</svg:desc>
                </draw:g>
              </table:table-cell>
              <table:table-cell office:value-type="float" office:value="0.032413">
                <text:p>0.032413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0.095648">
                <text:p>0.095648</text:p>
              </table:table-cell>
              <table:table-cell office:value-type="float" office:value="0.088147">
                <text:p>0.08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cm" svg:height="17.799cm" xlink:href=".." xlink:type="simple" chart:class="chart:bar" chart:style-name="ch1">
        <chart:title svg:x="9.749cm" svg:y="0.491cm" chart:style-name="ch2">
          <text:p>clang -o3: no polly v.s. polly</text:p>
        </chart:title>
        <chart:legend chart:legend-position="end" svg:x="22.93cm" svg:y="8.351cm" style:legend-expansion="high" chart:style-name="ch3"/>
        <chart:plot-area chart:style-name="ch4" table:cell-range-address="Sheet1.E15:Sheet1.G26" chart:data-source-has-labels="column" svg:x="1.515cm" svg:y="1.98cm" svg:width="20.407cm" svg:height="15.0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2cm" svg:y="2.016cm" svg:width="19.6cm" svg:height="13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5:Sheet1.E26"/>
          </chart:axis>
          <chart:axis chart:dimension="y" chart:name="primary-y" chart:style-name="ch6">
            <chart:title svg:x="0.451cm" svg:y="10.088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5:Sheet1.F26" chart:class="chart:bar">
            <chart:data-point chart:repeated="12"/>
          </chart:series>
          <chart:series chart:style-name="ch10" chart:values-cell-range-address="Sheet1.G15:Sheet1.G2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</text:p>
                <draw:g>
                  <svg:desc>Sheet1.E15:Sheet1.E26</svg:desc>
                </draw:g>
              </table:table-cell>
              <table:table-cell office:value-type="float" office:value="21.185694">
                <text:p>21.185694</text:p>
                <draw:g>
                  <svg:desc>Sheet1.F15:Sheet1.F26</svg:desc>
                </draw:g>
              </table:table-cell>
              <table:table-cell office:value-type="float" office:value="21.483047">
                <text:p>21.483047</text:p>
                <draw:g>
                  <svg:desc>Sheet1.G15:Sheet1.G26</svg:desc>
                </draw:g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23.247046">
                <text:p>23.247046</text:p>
              </table:table-cell>
              <table:table-cell office:value-type="float" office:value="23.657105">
                <text:p>23.65710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0.581192">
                <text:p>30.581192</text:p>
              </table:table-cell>
              <table:table-cell office:value-type="float" office:value="50.99148">
                <text:p>50.991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5.723412">
                <text:p>35.723412</text:p>
              </table:table-cell>
              <table:table-cell office:value-type="float" office:value="54.825221">
                <text:p>54.82522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62.004363">
                <text:p>62.004363</text:p>
              </table:table-cell>
              <table:table-cell office:value-type="float" office:value="37.344749">
                <text:p>37.3447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63.647125">
                <text:p>63.647125</text:p>
              </table:table-cell>
              <table:table-cell office:value-type="float" office:value="15.790936">
                <text:p>15.7909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75.868337">
                <text:p>75.868337</text:p>
              </table:table-cell>
              <table:table-cell office:value-type="float" office:value="75.927289">
                <text:p>75.92728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29.565937">
                <text:p>129.565937</text:p>
              </table:table-cell>
              <table:table-cell office:value-type="float" office:value="82.622636">
                <text:p>82.62263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221.37683">
                <text:p>221.37683</text:p>
              </table:table-cell>
              <table:table-cell office:value-type="float" office:value="68.862869">
                <text:p>68.86286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92.761597">
                <text:p>292.761597</text:p>
              </table:table-cell>
              <table:table-cell office:value-type="float" office:value="287.981556">
                <text:p>287.9815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441.030907">
                <text:p>441.030907</text:p>
              </table:table-cell>
              <table:table-cell office:value-type="float" office:value="138.353714">
                <text:p>138.35371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57.055415">
                <text:p>657.055415</text:p>
              </table:table-cell>
              <table:table-cell office:value-type="float" office:value="206.652214">
                <text:p>206.65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